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07f7da" officeooo:paragraph-rsid="0007f7da"/>
    </style:style>
    <style:style style:name="P2" style:family="paragraph" style:parent-style-name="Standard">
      <style:paragraph-properties fo:line-height="150%" fo:text-align="start" style:justify-single-word="false"/>
      <style:text-properties fo:font-size="12pt" officeooo:rsid="0007f7da" officeooo:paragraph-rsid="0007f7da" style:font-size-asian="10.5pt" style:font-size-complex="12pt"/>
    </style:style>
    <style:style style:name="P3" style:family="paragraph" style:parent-style-name="Standard">
      <style:paragraph-properties fo:line-height="150%" fo:text-align="start" style:justify-single-word="false"/>
      <style:text-properties fo:font-size="12pt" officeooo:rsid="0009156c" officeooo:paragraph-rsid="0009156c" style:font-size-asian="10.5pt" style:font-size-complex="12pt"/>
    </style:style>
    <style:style style:name="P4" style:family="paragraph" style:parent-style-name="Standard">
      <style:paragraph-properties fo:line-height="150%" fo:text-align="start" style:justify-single-word="false"/>
      <style:text-properties fo:font-size="12pt" officeooo:rsid="0009156c" officeooo:paragraph-rsid="0009a2bb" style:font-size-asian="10.5pt" style:font-size-complex="12pt"/>
    </style:style>
    <style:style style:name="P5" style:family="paragraph" style:parent-style-name="Standard">
      <style:paragraph-properties fo:line-height="150%" fo:text-align="start" style:justify-single-word="false"/>
      <style:text-properties fo:font-size="12pt" officeooo:rsid="0009a2bb" officeooo:paragraph-rsid="0009a2bb" style:font-size-asian="10.5pt" style:font-size-complex="12pt"/>
    </style:style>
    <style:style style:name="P6" style:family="paragraph" style:parent-style-name="Standard">
      <style:paragraph-properties fo:line-height="150%" fo:text-align="center" style:justify-single-word="false" fo:break-before="page"/>
      <style:text-properties fo:font-size="20pt" officeooo:rsid="0007f7da" officeooo:paragraph-rsid="0007f7da" style:font-size-asian="17.5pt" style:font-size-complex="20pt"/>
    </style:style>
    <style:style style:name="P7" style:family="paragraph" style:parent-style-name="Standard">
      <style:paragraph-properties fo:line-height="150%" fo:text-align="center" style:justify-single-word="false" fo:break-before="page"/>
      <style:text-properties fo:font-size="20pt" officeooo:rsid="0009156c" officeooo:paragraph-rsid="0009156c" style:font-size-asian="20pt" style:font-size-complex="20pt"/>
    </style:style>
    <style:style style:name="P8" style:family="paragraph" style:parent-style-name="Standard" style:list-style-name="L1">
      <style:paragraph-properties fo:line-height="150%" fo:text-align="start" style:justify-single-word="false"/>
      <style:text-properties officeooo:rsid="0007f7da" officeooo:paragraph-rsid="0007f7da"/>
    </style:style>
    <style:style style:name="P9" style:family="paragraph" style:parent-style-name="Standard" style:list-style-name="L2">
      <style:paragraph-properties fo:line-height="150%" fo:text-align="start" style:justify-single-word="false"/>
      <style:text-properties fo:font-size="12pt" officeooo:rsid="0009156c" officeooo:paragraph-rsid="0009156c" style:font-size-asian="10.5pt" style:font-size-complex="12pt"/>
    </style:style>
    <style:style style:name="P10" style:family="paragraph" style:parent-style-name="Standard">
      <style:paragraph-properties fo:line-height="150%" fo:text-align="start" style:justify-single-word="false"/>
      <style:text-properties fo:font-size="12pt" officeooo:rsid="0009a2bb" officeooo:paragraph-rsid="0009a2bb" style:font-size-asian="10.5pt" style:font-size-complex="12pt"/>
    </style:style>
    <style:style style:name="P11" style:family="paragraph" style:parent-style-name="Standard" style:list-style-name="L1">
      <style:paragraph-properties fo:line-height="150%" fo:text-align="start" style:justify-single-word="false"/>
      <style:text-properties officeooo:rsid="000a3c52" officeooo:paragraph-rsid="000a3c52"/>
    </style:style>
    <style:style style:name="T1" style:family="text">
      <style:text-properties fo:font-size="32pt" style:font-size-asian="32pt" style:font-size-complex="32pt"/>
    </style:style>
    <style:style style:name="T2" style:family="text">
      <style:text-properties officeooo:rsid="0009a2bb"/>
    </style:style>
    <style:style style:name="T3" style:family="text">
      <style:text-properties officeooo:rsid="000a3c5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IMS</text:span><text:line-break/>Total Inventory Management System</text:p>
      <text:p text:style-name="P1"/>
      <text:list xml:id="list3120320223" text:style-name="L1">
        <text:list-item>
          <text:p text:style-name="P8">Introduction to TIMS</text:p>
        </text:list-item>
        <text:list-item>
          <text:p text:style-name="P8">Hardware Requirements</text:p>
        </text:list-item>
        <text:list-item>
          <text:p text:style-name="P8">Setting Up TIMS</text:p>
        </text:list-item>
        <text:list-item>
          <text:p text:style-name="P8">First Run</text:p>
        </text:list-item>
        <text:list-item>
          <text:p text:style-name="P11">Using TIMS</text:p>
          <text:list>
            <text:list-item>
              <text:p text:style-name="P11">Screens</text:p>
              <text:list>
                <text:list-item>
                  <text:p text:style-name="P11">Permissions Screen</text:p>
                </text:list-item>
              </text:list>
            </text:list-item>
          </text:list>
        </text:list-item>
      </text:list>
      <text:p text:style-name="P6">1. Introduction to TIMS</text:p>
      <text:p text:style-name="P2"/>
      <text:p text:style-name="P2"><text:span text:style-name="T3">Thank you for your purchase of TIMS! </text:span>TIMS is a total solution for medium to large businesses with inventory management requirements. TIMS requires a central server on the same network with individual terminals; it is not a standalone application that can be run on a single computer.</text:p>
      <text:p text:style-name="P2"/>
      <text:p text:style-name="P2">TIMS can act as a point-of-sale (POS) system for retail businesses, invoicing software for online businesses, an inventory manager for warehouses, and more. It can be used to track employee time, inventory levels, sales, product locations, <text:span text:style-name="T3">serial-numbered products, and much more. TIMS even has an exposed API to allow plugins to be developed for it in Lua.</text:span></text:p>
      <text:p text:style-name="P7">2. Hardware Requirements</text:p>
      <text:p text:style-name="P3">TIMS is a client-server application, and as such requires a server to be set up for terminals to connect to. The minimum amount of computers to successfully run TIMS is two – one for a server and one for a client. Ideally, the computer acting as the server would have the following minimum specs:</text:p>
      <text:list xml:id="list3228178989" text:style-name="L2">
        <text:list-item>
          <text:p text:style-name="P9">3.0 GHz Intel I5 Processor</text:p>
        </text:list-item>
        <text:list-item>
          <text:p text:style-name="P9">8 GB of DDR3 RAM</text:p>
        </text:list-item>
        <text:list-item>
          <text:p text:style-name="P9">Windows 10 Professional Installation</text:p>
        </text:list-item>
        <text:list-item>
          <text:p text:style-name="P9">A monitor with resolution of 1024×768</text:p>
        </text:list-item>
        <text:list-item>
          <text:p text:style-name="P9">Keyboard and Mouse</text:p>
        </text:list-item>
        <text:list-item>
          <text:p text:style-name="P9">A UPS system to allow backups in the case of a power outage</text:p>
        </text:list-item>
      </text:list>
      <text:p text:style-name="P4">The server must be connected on the same local network as the rest of the terminals <text:span text:style-name="T2">and set up with a fixed local IP address. The IP address of the server will be stored in a configuration file on each of the terminals, so the configuration file of each terminal will need to be manually adjusted to point to the correct server IP address. </text:span></text:p>
      <text:p text:style-name="P4"/>
      <text:p text:style-name="P5">The minimum specifications of each terminal computer should match that of the server.</text:p>
      <text:p text:style-name="P4"/>
      <text:p text:style-name="P5">For increased security, terminals should – but are not required to be – be connected with a physical cable to the network that the server is running 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3T23:24:18.029000000</meta:creation-date>
    <dc:date>2021-12-12T17:37:13.421000000</dc:date>
    <meta:editing-duration>P1DT10M</meta:editing-duration>
    <meta:editing-cycles>3</meta:editing-cycles>
    <meta:generator>LibreOffice/7.1.2.2$Windows_X86_64 LibreOffice_project/8a45595d069ef5570103caea1b71cc9d82b2aae4</meta:generator>
    <meta:document-statistic meta:table-count="0" meta:image-count="0" meta:object-count="0" meta:page-count="3" meta:paragraph-count="22" meta:word-count="336" meta:character-count="1910" meta:non-whitespace-character-count="1605"/>
  </office:meta>
</office:document-meta>
</file>